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2539" officeooo:paragraph-rsid="00182539"/>
    </style:style>
    <style:style style:name="P2" style:family="paragraph" style:parent-style-name="Standard">
      <style:text-properties officeooo:rsid="001a9bc3" officeooo:paragraph-rsid="001a9bc3"/>
    </style:style>
    <style:style style:name="P3" style:family="paragraph" style:parent-style-name="Standard">
      <style:text-properties officeooo:rsid="001a9bc3" officeooo:paragraph-rsid="001ee2ad"/>
    </style:style>
    <style:style style:name="P4" style:family="paragraph" style:parent-style-name="Standard">
      <style:text-properties officeooo:rsid="001b8c51" officeooo:paragraph-rsid="001b8c51"/>
    </style:style>
    <style:style style:name="P5" style:family="paragraph" style:parent-style-name="Standard">
      <style:text-properties officeooo:rsid="001c95b6" officeooo:paragraph-rsid="001c95b6"/>
    </style:style>
    <style:style style:name="P6" style:family="paragraph" style:parent-style-name="Standard">
      <style:text-properties officeooo:rsid="001e1a8a" officeooo:paragraph-rsid="001e1a8a"/>
    </style:style>
    <style:style style:name="P7" style:family="paragraph" style:parent-style-name="Standard">
      <style:text-properties officeooo:rsid="00209176" officeooo:paragraph-rsid="00209176"/>
    </style:style>
    <style:style style:name="P8" style:family="paragraph" style:parent-style-name="Standard">
      <style:text-properties officeooo:rsid="00216858" officeooo:paragraph-rsid="00216858"/>
    </style:style>
    <style:style style:name="T1" style:family="text">
      <style:text-properties officeooo:rsid="0019d2b1"/>
    </style:style>
    <style:style style:name="T2" style:family="text">
      <style:text-properties officeooo:rsid="001b8c51"/>
    </style:style>
    <style:style style:name="T3" style:family="text">
      <style:text-properties officeooo:rsid="001e1a8a"/>
    </style:style>
    <style:style style:name="T4" style:family="text">
      <style:text-properties officeooo:rsid="001e7f16"/>
    </style:style>
    <style:style style:name="T5" style:family="text">
      <style:text-properties officeooo:rsid="001ee2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IRC : irc.freenode.net</text:p>
      <text:p text:style-name="P1"/>
      <text:p text:style-name="P1">Faire des bilans <text:span text:style-name="T1">tous les 15 jours</text:span> pour éviter les dérives, se focaliser sur ce qui est important.</text:p>
      <text:p text:style-name="P2">Dire ce que l'on a fait, <text:span text:style-name="T4">l</text:span>es choix que l'on a fait, les doutes/problèmes qu'on a rencontré.</text:p>
      <text:p text:style-name="P2"/>
      <text:p text:style-name="P2">nb_requêtes/secondes ET temps_exécution/requête importants ET bande_passante_réseau.</text:p>
      <text:p text:style-name="P2">On veut atteindre u<text:span text:style-name="T4">n</text:span>e charge de 100 % sur le serveur <text:span text:style-name="T3">(commande top)</text:span>.</text:p>
      <text:p text:style-name="P2">Jusqu'à quel point on peut augmenter la charge du serveur en augmentant le nombre d'injecteurs.</text:p>
      <text:p text:style-name="P2"/>
      <text:p text:style-name="P3">Sur chaque injecteur, stocker les logs. Ce qui nous intéresse, ce sont les données quand tous les injecteurs sont lancés ensemble, alors qu'ils ne se lancent et ne s'arrêtent pas forcément au même moment. <text:span text:style-name="T2">Prendre en compte la période de chauffe, suite à laquelle il peut y avoir des optimisations, et la descente.</text:span></text:p>
      <text:p text:style-name="P3"><text:span text:style-name="T5">LDAP : Encoder une requête, la garder encodée et l'envoyer plusieurs fois pour gagner en performance côté injecteur.</text:span></text:p>
      <text:p text:style-name="P2"/>
      <text:p text:style-name="P4">Différents scénarios, il faut que ce soit configurable (idée : envoyer un scénario de test aux injecteurs) → être capable de tester en fonction de ces scénarios (temps de chauffe...). Prendre en compte les types de requêtes (login, search, modify), faire des combinaisons (10 % search, 90 % modify, etc.), un modify peut impacter les search. →<text:span text:style-name="T3"> </text:span>Définir la syntaxe des scénarios. → Comment l'exécuter.</text:p>
      <text:p text:style-name="P2"/>
      <text:p text:style-name="P5">Prioriser les tests, interface qui automatise après.</text:p>
      <text:p text:style-name="P5"/>
      <text:p text:style-name="P5">Déterminer les difficultés à venir, les choix techniques.</text:p>
      <text:p text:style-name="P2"/>
      <text:p text:style-name="P7">Intérêt : mesurer les capacités du serveur (nb requêtes / minute) quand il est à 100 % de charge, pour analyser ensuite (pouvoir modifier le code serveur, retester et voir les nouvelles performances, etc.). Il faudra faire un calibrage pour chaque serveur (temps de chauffe).</text:p>
      <text:p text:style-name="P7"/>
      <text:p text:style-name="P7">Licence Apache : tout le monde peut récupérer/modifier le code, mettre la notice. Vérifier que les librairies que l'on utilisera seront compatibles avec la licence Apache.</text:p>
      <text:p text:style-name="P7"/>
      <text:p text:style-name="P8">Serveur Apache Directory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14:13:21.381000000</meta:creation-date>
    <dc:date>2014-10-14T16:16:54.891000000</dc:date>
    <meta:editing-duration>PT1H56M39S</meta:editing-duration>
    <meta:editing-cycles>10</meta:editing-cycles>
    <meta:generator>LibreOffice/4.2.6.3$Windows_x86 LibreOffice_project/3fd416d4c6db7d3204c17ce57a1d70f6e531ee21</meta:generator>
    <meta:document-statistic meta:table-count="0" meta:image-count="0" meta:object-count="0" meta:page-count="1" meta:paragraph-count="14" meta:word-count="298" meta:character-count="1873" meta:non-whitespace-character-count="1589"/>
  </office:meta>
</office:document-meta>
</file>